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261" officeooo:paragraph-rsid="0015b261"/>
    </style:style>
    <style:style style:name="P2" style:family="paragraph" style:parent-style-name="Standard">
      <style:paragraph-properties fo:text-align="end" style:justify-single-word="false"/>
      <style:text-properties officeooo:rsid="0015b261" officeooo:paragraph-rsid="0015b261"/>
    </style:style>
    <style:style style:name="P3" style:family="paragraph" style:parent-style-name="Standard">
      <style:paragraph-properties fo:text-align="end" style:justify-single-word="false"/>
      <style:text-properties officeooo:rsid="0016a13d" officeooo:paragraph-rsid="0016a13d"/>
    </style:style>
    <style:style style:name="P4" style:family="paragraph" style:parent-style-name="Standard">
      <style:paragraph-properties fo:text-align="justify" style:justify-single-word="false"/>
      <style:text-properties officeooo:rsid="0016a13d" officeooo:paragraph-rsid="0016a13d"/>
    </style:style>
    <style:style style:name="P5" style:family="paragraph" style:parent-style-name="Standard">
      <style:paragraph-properties fo:text-align="center" style:justify-single-word="false"/>
      <style:text-properties officeooo:rsid="0016a13d" officeooo:paragraph-rsid="0016a13d"/>
    </style:style>
    <style:style style:name="P6" style:family="paragraph" style:parent-style-name="Standard">
      <style:paragraph-properties fo:text-align="start" style:justify-single-word="false"/>
      <style:text-properties officeooo:rsid="0016a13d" officeooo:paragraph-rsid="0016a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io Amarantes Neto</text:p>
      <text:p text:style-name="P3">RA: 1424467<text:tab/></text:p>
      <text:p text:style-name="P3">Data 24 de abril de 2018</text:p>
      <text:p text:style-name="P4"/>
      <text:p text:style-name="P5">Programa Nex</text:p>
      <text:p text:style-name="P5"/>
      <text:p text:style-name="P6"><text:tab/>O programa Nex é um software que promete trabalhar com um controle de estoque simples e ágil com um foco voltado para o fluxo de atendimento ao cliente e logistica no cadastro e monitoramento de estoque.</text:p>
      <text:p text:style-name="P4"><text:tab/>O controle de estoque, entrada e saída de produtos é fundamental para a logistica de uma empresa independente de seu porte, este é um software gratuito que faz este controle de forma a focar na agilidade, uma vez que ele interage com um leitor de código de barras e possui a opção de que caso um produto não esteja cadastrado, o mesmo pode ser cadastrado em uma versão simples no caixa para agilizar a venda ao cliente e posteriormente realizar o cadastro completo do insumo agilizando assim o fluxo da empresa de médio porte ou até mesmo um mercado de bairro, outra característica interessante é o fato de comunicação com o mobile.</text:p>
      <text:p text:style-name="P4"><text:tab/>Outra caracteristica é o cadastro agilizado pela nota fiscal, algo que em sua maioria é um processo demorado em muitas empresas, tomando muitas vezes o tempo de um atendente que para de atender os clientes para fazer este lançamento, o controle também do volume de estoque e dos prazos de validade fazem com que o Nex seja um programa interessante para se testar em uma empresa.</text:p>
      <text:p text:style-name="P1"/>
      <text:p text:style-name="P2">Segue abaixo o link de acesso ao programa:</text:p>
      <text:p text:style-name="P3">https://www.programanex.com.br/controle-de-esto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3:05:14.085890846</meta:creation-date>
    <dc:date>2018-04-24T23:26:48.722193520</dc:date>
    <meta:editing-duration>PT42S</meta:editing-duration>
    <meta:editing-cycles>1</meta:editing-cycles>
    <meta:document-statistic meta:table-count="0" meta:image-count="0" meta:object-count="0" meta:page-count="1" meta:paragraph-count="9" meta:word-count="236" meta:character-count="1375" meta:non-whitespace-character-count="1144"/>
    <meta:generator>LibreOffice/5.1.6.2$Linux_X86_64 LibreOffice_project/10m0$Build-2</meta:generator>
  </office:meta>
</office:document-meta>
</file>